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 style:list-style-name="L2"/>
    <style:style style:name="P4" style:family="paragraph" style:parent-style-name="Text_20_body">
      <style:text-properties style:font-name="Noto Serif" fo:font-size="12pt" style:font-size-asian="12pt" style:font-size-complex="12pt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text-properties style:font-name="Noto Serif" fo:font-size="12pt" style:font-size-asian="12pt" style:font-size-complex="12pt"/>
    </style:style>
    <style:style style:name="T1" style:family="text">
      <style:text-properties style:font-name="Noto Serif" fo:font-size="12pt"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0" text:anchor-type="page" text:anchor-page-number="1" svg:x="0in" svg:y="0in" svg:width="0.1043in" draw:z-index="12">
        <draw:text-box fo:min-height="0.3854in">
          <text:p text:style-name="P2"/>
        </draw:text-box>
      </draw:frame>
      <draw:frame draw:style-name="fr2" draw:name="Frame30" text:anchor-type="page" text:anchor-page-number="1" svg:x="0in" svg:y="0in" svg:width="0.1043in" draw:z-index="5">
        <draw:text-box fo:min-height="0.3854in">
          <text:p text:style-name="P2"/>
        </draw:text-box>
      </draw:frame>
      <draw:frame draw:style-name="fr2" draw:name="Frame26" text:anchor-type="page" text:anchor-page-number="1" svg:x="0in" svg:y="0in" svg:width="0.1043in" draw:z-index="4">
        <draw:text-box fo:min-height="0.3854in">
          <text:p text:style-name="P2"/>
        </draw:text-box>
      </draw:frame>
      <draw:frame draw:style-name="fr2" draw:name="Frame22" text:anchor-type="page" text:anchor-page-number="1" svg:x="0in" svg:y="0in" svg:width="0.1043in" draw:z-index="3">
        <draw:text-box fo:min-height="0.3854in">
          <text:p text:style-name="P2"/>
        </draw:text-box>
      </draw:frame>
      <draw:frame draw:style-name="fr2" draw:name="Frame18" text:anchor-type="page" text:anchor-page-number="1" svg:x="0in" svg:y="0in" svg:width="0.1043in" draw:z-index="2">
        <draw:text-box fo:min-height="0.2083in">
          <text:p text:style-name="P2"/>
        </draw:text-box>
      </draw:frame>
      <draw:frame draw:style-name="fr2" draw:name="Frame14" text:anchor-type="page" text:anchor-page-number="1" svg:x="0in" svg:y="0in" svg:width="0.1043in" draw:z-index="1">
        <draw:text-box fo:min-height="0.3854in">
          <text:p text:style-name="P2"/>
        </draw:text-box>
      </draw:frame>
      <draw:frame draw:style-name="fr2" draw:name="Frame9" text:anchor-type="page" text:anchor-page-number="1" svg:x="0in" svg:y="0in" svg:width="0.1043in" draw:z-index="0">
        <draw:text-box fo:min-height="0.3854in">
          <text:p text:style-name="P2"/>
        </draw:text-box>
      </draw:frame>
      <text:h text:style-name="Heading_20_1" text:outline-level="1"><text:span text:style-name="Strong_20_Emphasis"><text:span text:style-name="T1">OPTIMIZACIÓN DE INVERSIÓN EN FINCA RAÍZ - BOGOTÁ</text:span></text:span></text:h>
      <text:h text:style-name="Heading_20_2" text:outline-level="2"><text:span text:style-name="Strong_20_Emphasis"><text:span text:style-name="T1">1. PLANTEAMIENTO DEL PROBLEMA</text:span></text:span></text:h>
      <text:p text:style-name="Text_20_body"><text:span text:style-name="T1">Una firma inmobiliaria dispone de </text:span><text:span text:style-name="Strong_20_Emphasis"><text:span text:style-name="T1">2,500 millones de pesos</text:span></text:span><text:span text:style-name="T1"> para invertir en propiedades de arriendo en 5 localidades de Bogotá: Bosa, Kennedy, Salitre, Suba y Usme. El objetivo es </text:span><text:span text:style-name="Strong_20_Emphasis"><text:span text:style-name="T1">maximizar los ingresos mensuales por arriendo</text:span></text:span><text:span text:style-name="T1">, considerando las limitaciones de inventario en cada zona y políticas de diversificación empresarial que balancean rentabilidad con control de riesgo.</text:span></text:p>
      <text:h text:style-name="Heading_20_2" text:outline-level="2"><text:span text:style-name="Strong_20_Emphasis"><text:span text:style-name="T1">2. FORMULACIÓN MATEMÁTICA</text:span></text:span></text:h>
      <text:h text:style-name="Heading_20_3" text:outline-level="3"><text:span text:style-name="Strong_20_Emphasis"><text:span text:style-name="T1">Conjuntos y Parámetros</text:span></text:span></text:h>
      <text:list text:style-name="L1">
        <text:list-item>
          <text:p text:style-name="P1"><text:span text:style-name="Strong_20_Emphasis"><text:span text:style-name="T1">L</text:span></text:span><text:span text:style-name="T1">: Conjunto de localidades {Bosa, Kennedy, Salitre, Suba, Usme}</text:span></text:p>
        </text:list-item>
        <text:list-item>
          <text:p text:style-name="P1"><draw:frame draw:style-name="fr1" draw:name="Frame1" text:anchor-type="char" svg:width="0.0161in" draw:z-index="6"><draw:text-box fo:min-height="0.0161in"><text:p text:style-name="P2"/></draw:text-box></draw:frame><text:span text:style-name="Strong_20_Emphasis"><text:span text:style-name="T1">rl​</text:span></text:span><text:span text:style-name="T1">: Rentabilidad mensual (miles/millón invertido): Bosa=45, Kennedy=55, Salitre=75, Suba=70, Usme=40</text:span></text:p>
        </text:list-item>
        <text:list-item>
          <text:p text:style-name="P1"><draw:frame draw:style-name="fr1" draw:name="Frame2" text:anchor-type="char" svg:width="0.0161in" draw:z-index="7"><draw:text-box fo:min-height="0.0161in"><text:p text:style-name="P2"/></draw:text-box></draw:frame><text:span text:style-name="Strong_20_Emphasis"><text:span text:style-name="T1">ml​</text:span></text:span><text:span text:style-name="T1">: Inventario disponible (millones): Bosa=800, Kennedy=1000, Salitre=600, Suba=900, Usme=500</text:span></text:p>
        </text:list-item>
        <text:list-item>
          <text:p text:style-name="P1"><text:span text:style-name="Strong_20_Emphasis"><text:span text:style-name="T1">P</text:span></text:span><text:span text:style-name="T1">: Presupuesto total = 2,500 millones</text:span></text:p>
        </text:list-item>
        <text:list-item>
          <text:p text:style-name="P1"><text:span text:style-name="Strong_20_Emphasis"><text:span text:style-name="T1">α</text:span></text:span><text:span text:style-name="T1">: Mínimo 40% en zonas premium (Salitre, Suba)</text:span></text:p>
        </text:list-item>
        <text:list-item>
          <text:p text:style-name="P1"><text:span text:style-name="Strong_20_Emphasis"><text:span text:style-name="T1">β</text:span></text:span><text:span text:style-name="T1">: Máximo 30% en zonas económicas (Bosa, Usme)</text:span></text:p>
        </text:list-item>
      </text:list>
      <text:h text:style-name="Heading_20_3" text:outline-level="3"><text:span text:style-name="Strong_20_Emphasis"><text:span text:style-name="T1">Variable de Decisión</text:span></text:span></text:h>
      <text:list text:style-name="L2">
        <text:list-item>
          <text:p text:style-name="P3"><draw:frame draw:style-name="fr1" draw:name="Frame3" text:anchor-type="char" svg:width="0.0161in" draw:z-index="8"><draw:text-box fo:min-height="0.0161in"><text:p text:style-name="P2"/></draw:text-box></draw:frame><draw:frame draw:style-name="fr1" draw:name="Frame4" text:anchor-type="char" svg:width="0.0161in" draw:z-index="9"><draw:text-box fo:min-height="0.0161in"><text:p text:style-name="P2"/></draw:text-box></draw:frame><draw:frame draw:style-name="fr1" draw:name="Frame5" text:anchor-type="char" svg:width="0.0161in" draw:z-index="10"><draw:text-box fo:min-height="0.0161in"><text:p text:style-name="P2"/></draw:text-box></draw:frame><text:span text:style-name="Strong_20_Emphasis"><text:span text:style-name="T1">xl​</text:span></text:span><text:span text:style-name="T1">: Monto a invertir (millones) en localidad l∈L, con xl​≥0</text:span></text:p>
        </text:list-item>
      </text:list>
      <text:h text:style-name="Heading_20_3" text:outline-level="3"><text:span text:style-name="Strong_20_Emphasis"><text:span text:style-name="T1">Función Objetivo</text:span></text:span></text:h>
      <text:p text:style-name="P4"><draw:frame draw:style-name="fr1" draw:name="Frame6" text:anchor-type="char" svg:width="0.0161in" draw:z-index="11"><draw:text-box fo:min-height="0.0161in"><text:p text:style-name="P2"/></draw:text-box></draw:frame>maxZ=l∈L∑​rl​⋅xl​</text:p>
      <text:h text:style-name="Heading_20_3" text:outline-level="3"><text:span text:style-name="Strong_20_Emphasis"><text:span text:style-name="T1">Restricciones</text:span></text:span></text:h>
      <text:list text:style-name="L3">
        <text:list-item>
          <text:p text:style-name="P5"><draw:frame draw:style-name="fr1" draw:name="Frame7" text:anchor-type="char" svg:width="0.0161in" draw:z-index="13"><draw:text-box fo:min-height="0.0161in"><text:p text:style-name="P2"/></draw:text-box></draw:frame><text:span text:style-name="Strong_20_Emphasis"><text:span text:style-name="T1">Capacidad:</text:span></text:span><text:span text:style-name="T1"> xl​≤ml​,∀l∈L (No exceder inventario disponible)</text:span></text:p>
        </text:list-item>
        <text:list-item>
          <text:p text:style-name="P5"><draw:frame draw:style-name="fr1" draw:name="Frame8" text:anchor-type="char" svg:width="0.0161in" draw:z-index="14"><draw:text-box fo:min-height="0.0161in"><text:p text:style-name="P2"/></draw:text-box></draw:frame><text:span text:style-name="Strong_20_Emphasis"><text:span text:style-name="T1">Presupuesto:</text:span></text:span><text:span text:style-name="T1"> ∑l∈L​xl​≤P (No superar capital disponible)</text:span></text:p>
        </text:list-item>
        <text:list-item>
          <text:p text:style-name="P5"><draw:frame draw:style-name="fr1" draw:name="Frame11" text:anchor-type="char" svg:width="0.0161in" draw:z-index="15"><draw:text-box fo:min-height="0.0161in"><text:p text:style-name="P2"/></draw:text-box></draw:frame><text:span text:style-name="Strong_20_Emphasis"><text:span text:style-name="T1">Premium mínimo:</text:span></text:span><text:span text:style-name="T1"> xSalitre​+xSuba​≥0.40⋅∑l∈L​xl​ (Control de calidad)</text:span></text:p>
        </text:list-item>
        <text:list-item>
          <text:p text:style-name="P5"><draw:frame draw:style-name="fr1" draw:name="Frame12" text:anchor-type="char" svg:width="0.0161in" draw:z-index="16"><draw:text-box fo:min-height="0.0161in"><text:p text:style-name="P2"/></draw:text-box></draw:frame><text:span text:style-name="Strong_20_Emphasis"><text:span text:style-name="T1">Económico máximo:</text:span></text:span><text:span text:style-name="T1"> xBosa​+xUsme​≤0.30⋅∑l∈L​xl​ (Control de riesgo)</text:span></text:p>
        </text:list-item>
      </text:list>
      <text:h text:style-name="Heading_20_2" text:outline-level="2"><text:soft-page-break/><text:span text:style-name="Strong_20_Emphasis"><text:span text:style-name="T1">3. IMPLEMENTACIÓN Y SOLUCIÓN</text:span></text:span></text:h>
      <text:p text:style-name="Text_20_body"><text:span text:style-name="T1">El modelo se implementa en </text:span><text:span text:style-name="Strong_20_Emphasis"><text:span text:style-name="T1">Python con PuLP</text:span></text:span><text:span text:style-name="T1"> y se resuelve mediante el </text:span><text:span text:style-name="Strong_20_Emphasis"><text:span text:style-name="T1">algoritmo Simplex</text:span></text:span><text:span text:style-name="T1">, que garantiza encontrar la solución óptima global. El proceso computacional:</text:span></text:p>
      <text:list text:style-name="L4">
        <text:list-item>
          <text:p text:style-name="P6"><draw:frame draw:style-name="fr1" draw:name="Frame13" text:anchor-type="char" svg:width="0.0161in" draw:z-index="17"><draw:text-box fo:min-height="0.0161in"><text:p text:style-name="P2"/></draw:text-box></draw:frame>Define parámetros y crea variables de decisión xl​</text:p>
        </text:list-item>
        <text:list-item>
          <text:p text:style-name="P6">Establece la función objetivo de maximización</text:p>
        </text:list-item>
        <text:list-item>
          <text:p text:style-name="P6">Agrega las 4 restricciones al modelo</text:p>
        </text:list-item>
        <text:list-item>
          <text:p text:style-name="P6">Invoca el solver que navega por los vértices de la región factible</text:p>
        </text:list-item>
        <text:list-item>
          <text:p text:style-name="P6">Retorna valores óptimos de inversión por localidad</text:p>
        </text:list-item>
      </text:list>
      <text:p text:style-name="Text_20_body"><text:span text:style-name="Strong_20_Emphasis"><text:span text:style-name="T1">Aplicabilidad práctica</text:span></text:span><text:span text:style-name="T1">: Este tipo de modelos se utiliza en fondos de inversión inmobiliaria (FII), REITs, fondos de pensiones y family offices para asignación óptima de capital en portafolios inmobiliarios.</text:span></text:p>
      <text:p text:style-name="P4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15:24:39.589393790</meta:creation-date>
    <dc:date>2025-11-08T15:43:20.613064867</dc:date>
    <meta:editing-duration>PT7M53S</meta:editing-duration>
    <meta:editing-cycles>1</meta:editing-cycles>
    <meta:document-statistic meta:table-count="0" meta:image-count="0" meta:object-count="0" meta:page-count="2" meta:paragraph-count="29" meta:word-count="237" meta:character-count="1928" meta:non-whitespace-character-count="1308"/>
    <meta:generator>LibreOffice/25.2.7.2$Linux_X86_64 LibreOffice_project/520$Build-2</meta:generator>
  </office:meta>
</office:document-meta>
</file>